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ne st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formula="of:=[.B3]/[.C3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 st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ge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_f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B$7]*[.C7]/SUM([.$C$7:.$C$16])" office:value-type="float" office:value="0.010989010989011" calcext:value-type="float">
            <text:p>0.010989010989011</text:p>
          </table:table-cell>
          <table:table-cell table:formula="of:=[.B$8]/[.C7]" office:value-type="float" office:value="0.002" calcext:value-type="float">
            <text:p>0.002</text:p>
          </table:table-cell>
          <table:table-cell table:formula="of:=[.D7]*[.E7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$7]*[.C8]/SUM([.$C$7:.$C$16])" office:value-type="float" office:value="0.021978021978022" calcext:value-type="float">
            <text:p>0.021978021978022</text:p>
          </table:table-cell>
          <table:table-cell table:formula="of:=[.B$8]/[.C8]" office:value-type="float" office:value="0.001" calcext:value-type="float">
            <text:p>0.001</text:p>
          </table:table-cell>
          <table:table-cell table:formula="of:=[.D8]*[.E8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$7]*[.C9]/SUM([.$C$7:.$C$16])" office:value-type="float" office:value="0.043956043956044" calcext:value-type="float">
            <text:p>0.043956043956044</text:p>
          </table:table-cell>
          <table:table-cell table:formula="of:=[.B$8]/[.C9]" office:value-type="float" office:value="0.0005" calcext:value-type="float">
            <text:p>0.0005</text:p>
          </table:table-cell>
          <table:table-cell table:formula="of:=[.D9]*[.E9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B$7]*[.C10]/SUM([.$C$7:.$C$16])" office:value-type="float" office:value="0.0659340659340659" calcext:value-type="float">
            <text:p>0.065934065934066</text:p>
          </table:table-cell>
          <table:table-cell table:formula="of:=[.B$8]/[.C10]" office:value-type="float" office:value="0.000333333333333333" calcext:value-type="float">
            <text:p>0.000333333333333</text:p>
          </table:table-cell>
          <table:table-cell table:formula="of:=[.D10]*[.E10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$7]*[.C11]/SUM([.$C$7:.$C$16])" office:value-type="float" office:value="0.0879120879120879" calcext:value-type="float">
            <text:p>0.087912087912088</text:p>
          </table:table-cell>
          <table:table-cell table:formula="of:=[.B$8]/[.C11]" office:value-type="float" office:value="0.00025" calcext:value-type="float">
            <text:p>0.00025</text:p>
          </table:table-cell>
          <table:table-cell table:formula="of:=[.D11]*[.E11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B$7]*[.C12]/SUM([.$C$7:.$C$16])" office:value-type="float" office:value="0.10989010989011" calcext:value-type="float">
            <text:p>0.10989010989011</text:p>
          </table:table-cell>
          <table:table-cell table:formula="of:=[.B$8]/[.C12]" office:value-type="float" office:value="0.0002" calcext:value-type="float">
            <text:p>0.0002</text:p>
          </table:table-cell>
          <table:table-cell table:formula="of:=[.D12]*[.E12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B$7]*[.C13]/SUM([.$C$7:.$C$16])" office:value-type="float" office:value="0.131868131868132" calcext:value-type="float">
            <text:p>0.131868131868132</text:p>
          </table:table-cell>
          <table:table-cell table:formula="of:=[.B$8]/[.C13]" office:value-type="float" office:value="0.000166666666666667" calcext:value-type="float">
            <text:p>0.000166666666667</text:p>
          </table:table-cell>
          <table:table-cell table:formula="of:=[.D13]*[.E13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B$7]*[.C14]/SUM([.$C$7:.$C$16])" office:value-type="float" office:value="0.153846153846154" calcext:value-type="float">
            <text:p>0.153846153846154</text:p>
          </table:table-cell>
          <table:table-cell table:formula="of:=[.B$8]/[.C14]" office:value-type="float" office:value="0.000142857142857143" calcext:value-type="float">
            <text:p>0.000142857142857</text:p>
          </table:table-cell>
          <table:table-cell table:formula="of:=[.D14]*[.E14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$7]*[.C15]/SUM([.$C$7:.$C$16])" office:value-type="float" office:value="0.175824175824176" calcext:value-type="float">
            <text:p>0.175824175824176</text:p>
          </table:table-cell>
          <table:table-cell table:formula="of:=[.B$8]/[.C15]" office:value-type="float" office:value="0.000125" calcext:value-type="float">
            <text:p>0.000125</text:p>
          </table:table-cell>
          <table:table-cell table:formula="of:=[.D15]*[.E15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B$7]*[.C16]/SUM([.$C$7:.$C$16])" office:value-type="float" office:value="0.197802197802198" calcext:value-type="float">
            <text:p>0.197802197802198</text:p>
          </table:table-cell>
          <table:table-cell table:formula="of:=[.B$8]/[.C16]" office:value-type="float" office:value="0.000111111111111111" calcext:value-type="float">
            <text:p>0.000111111111111</text:p>
          </table:table-cell>
          <table:table-cell table:formula="of:=[.D16]*[.E16]" office:value-type="float" office:value="0.000021978021978022" calcext:value-type="float">
            <text:p>2.1978021978022E-0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ree st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_final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B$19]*SUM([.D$20:.D$21])/SUM([.D$20:.D$24])" office:value-type="float" office:value="0.2" calcext:value-type="float">
            <text:p>0.2</text:p>
          </table:table-cell>
          <table:table-cell table:formula="of:=[.B$20]/SUM([.C$20:.C$24])/[.E20]" office:value-type="float" office:value="0.384615384615385" calcext:value-type="float">
            <text:p>0.384615384615385</text:p>
          </table:table-cell>
          <table:table-cell office:value-type="float" office:value="0.05" calcext:value-type="float">
            <text:p>0.05</text:p>
          </table:table-cell>
          <table:table-cell table:formula="of:=[.E20]*[.F20]*[.G20]" office:value-type="float" office:value="0.00384615384615385" calcext:value-type="float">
            <text:p>0.003846153846154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[.B$19]*SUM([.D$20:.D$21])/SUM([.D$20:.D$24])" office:value-type="float" office:value="0.2" calcext:value-type="float">
            <text:p>0.2</text:p>
          </table:table-cell>
          <table:table-cell table:formula="of:=[.B$20]/SUM([.C$20:.C$24])/[.E21]" office:value-type="float" office:value="0.384615384615385" calcext:value-type="float">
            <text:p>0.384615384615385</text:p>
          </table:table-cell>
          <table:table-cell office:value-type="float" office:value="0.05" calcext:value-type="float">
            <text:p>0.05</text:p>
          </table:table-cell>
          <table:table-cell table:formula="of:=[.E21]*[.F21]*[.G21]" office:value-type="float" office:value="0.00384615384615385" calcext:value-type="float">
            <text:p>0.00384615384615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[.B$19]*SUM([.D$22:.D$24])/SUM([.D$20:.D$24])" office:value-type="float" office:value="0.8" calcext:value-type="float">
            <text:p>0.8</text:p>
          </table:table-cell>
          <table:table-cell table:formula="of:=[.B$20]/SUM([.C$20:.C$24])/[.E22]" office:value-type="float" office:value="0.0961538461538462" calcext:value-type="float">
            <text:p>0.096153846153846</text:p>
          </table:table-cell>
          <table:table-cell office:value-type="float" office:value="0.05" calcext:value-type="float">
            <text:p>0.05</text:p>
          </table:table-cell>
          <table:table-cell table:formula="of:=[.E22]*[.F22]*[.G22]" office:value-type="float" office:value="0.00384615384615385" calcext:value-type="float">
            <text:p>0.00384615384615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formula="of:=[.B$19]*SUM([.D$22:.D$24])/SUM([.D$20:.D$24])" office:value-type="float" office:value="0.8" calcext:value-type="float">
            <text:p>0.8</text:p>
          </table:table-cell>
          <table:table-cell table:formula="of:=[.B$20]/SUM([.C$20:.C$24])/[.E23]" office:value-type="float" office:value="0.0961538461538462" calcext:value-type="float">
            <text:p>0.096153846153846</text:p>
          </table:table-cell>
          <table:table-cell office:value-type="float" office:value="0.05" calcext:value-type="float">
            <text:p>0.05</text:p>
          </table:table-cell>
          <table:table-cell table:formula="of:=[.E23]*[.F23]*[.G23]" office:value-type="float" office:value="0.00384615384615385" calcext:value-type="float">
            <text:p>0.00384615384615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B$19]*SUM([.D$22:.D$24])/SUM([.D$20:.D$24])" office:value-type="float" office:value="0.8" calcext:value-type="float">
            <text:p>0.8</text:p>
          </table:table-cell>
          <table:table-cell table:formula="of:=[.B$20]/SUM([.C$20:.C$24])/[.E24]" office:value-type="float" office:value="0.0961538461538462" calcext:value-type="float">
            <text:p>0.096153846153846</text:p>
          </table:table-cell>
          <table:table-cell office:value-type="float" office:value="0.05" calcext:value-type="float">
            <text:p>0.05</text:p>
          </table:table-cell>
          <table:table-cell table:formula="of:=[.E24]*[.F24]*[.G24]" office:value-type="float" office:value="0.00384615384615385" calcext:value-type="float">
            <text:p>0.00384615384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/00/0000</text:date>, <text:time style:data-style-name="N2" text:time-value="10:21:09.898689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7:45:59.997449693</meta:creation-date>
    <dc:date>2018-01-07T10:21:21.106184915</dc:date>
    <meta:editing-duration>PT10M9S</meta:editing-duration>
    <meta:editing-cycles>2</meta:editing-cycles>
    <meta:generator>LibreOffice/5.4.2.2$MacOSX_X86_64 LibreOffice_project/22b09f6418e8c2d508a9eaf86b2399209b0990f4</meta:generator>
    <meta:document-statistic meta:table-count="1" meta:cell-count="100" meta:object-count="0"/>
  </office:meta>
</office:document-meta>
</file>